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812" calcext:value-type="float">
            <text:p>144.9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9336" calcext:value-type="float">
            <text:p>144.9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5.017744" calcext:value-type="float">
            <text:p>145.0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24" calcext:value-type="float">
            <text:p>144.9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0208" calcext:value-type="float">
            <text:p>144.9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8496" calcext:value-type="float">
            <text:p>144.9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5448" calcext:value-type="float">
            <text:p>144.9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35448" calcext:value-type="float">
            <text:p>144.9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5928" calcext:value-type="float">
            <text:p>144.9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75072" calcext:value-type="float">
            <text:p>144.97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6288" calcext:value-type="float">
            <text:p>144.9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6304" calcext:value-type="float">
            <text:p>144.9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50688" calcext:value-type="float">
            <text:p>144.9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89728" calcext:value-type="float">
            <text:p>144.8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0192" calcext:value-type="float">
            <text:p>144.9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3256" calcext:value-type="float">
            <text:p>144.9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44592" calcext:value-type="float">
            <text:p>144.9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74488" calcext:value-type="float">
            <text:p>144.8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92776" calcext:value-type="float">
            <text:p>144.8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10-10 20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920208" calcext:value-type="float">
            <text:p>144.9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0104" calcext:value-type="float">
            <text:p>144.8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9248" calcext:value-type="float">
            <text:p>144.8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53152" calcext:value-type="float">
            <text:p>144.8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8768" calcext:value-type="float">
            <text:p>144.8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07432" calcext:value-type="float">
            <text:p>144.8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28768" calcext:value-type="float">
            <text:p>144.8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819624" calcext:value-type="float">
            <text:p>144.8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3048" calcext:value-type="float">
            <text:p>144.783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8664" calcext:value-type="float">
            <text:p>144.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5616" calcext:value-type="float">
            <text:p>144.7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8" calcext:value-type="float">
            <text:p>144.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6952" calcext:value-type="float">
            <text:p>144.7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61712" calcext:value-type="float">
            <text:p>144.7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5616" calcext:value-type="float">
            <text:p>144.7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76952" calcext:value-type="float">
            <text:p>144.7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58664" calcext:value-type="float">
            <text:p>144.7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1232" calcext:value-type="float">
            <text:p>144.7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952" calcext:value-type="float">
            <text:p>144.7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3424" calcext:value-type="float">
            <text:p>144.7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5136" calcext:value-type="float">
            <text:p>144.7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6848" calcext:value-type="float">
            <text:p>144.7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5992" calcext:value-type="float">
            <text:p>144.7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856" calcext:value-type="float">
            <text:p>144.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9792" calcext:value-type="float">
            <text:p>144.6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8936" calcext:value-type="float">
            <text:p>144.648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0648" calcext:value-type="float">
            <text:p>144.630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45888" calcext:value-type="float">
            <text:p>144.6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8456" calcext:value-type="float">
            <text:p>144.6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4072" calcext:value-type="float">
            <text:p>144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9688" calcext:value-type="float">
            <text:p>144.5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14" calcext:value-type="float">
            <text:p>144.5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616" calcext:value-type="float">
            <text:p>144.5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3112" calcext:value-type="float">
            <text:p>144.5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044" calcext:value-type="float">
            <text:p>144.4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7392" calcext:value-type="float">
            <text:p>144.4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6912" calcext:value-type="float">
            <text:p>144.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63008" calcext:value-type="float">
            <text:p>144.4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5576" calcext:value-type="float">
            <text:p>144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3864" calcext:value-type="float">
            <text:p>144.4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3384" calcext:value-type="float">
            <text:p>144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5472" calcext:value-type="float">
            <text:p>144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7184" calcext:value-type="float">
            <text:p>144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5848" calcext:value-type="float">
            <text:p>144.325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2424" calcext:value-type="float">
            <text:p>144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5096" calcext:value-type="float">
            <text:p>144.40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424" calcext:value-type="float">
            <text:p>144.4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9" calcext:value-type="float">
            <text:p>144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6432" calcext:value-type="float">
            <text:p>144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4824" calcext:value-type="float">
            <text:p>144.5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9208" calcext:value-type="float">
            <text:p>144.5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4552" calcext:value-type="float">
            <text:p>144.624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22088" calcext:value-type="float">
            <text:p>144.7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428" calcext:value-type="float">
            <text:p>144.73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37328" calcext:value-type="float">
            <text:p>144.7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40376" calcext:value-type="float">
            <text:p>144.7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12944" calcext:value-type="float">
            <text:p>144.7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6848" calcext:value-type="float">
            <text:p>144.7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700752" calcext:value-type="float">
            <text:p>144.70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94656" calcext:value-type="float">
            <text:p>144.6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2464" calcext:value-type="float">
            <text:p>144.6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5512" calcext:value-type="float">
            <text:p>144.6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8856" calcext:value-type="float">
            <text:p>144.6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70272" calcext:value-type="float">
            <text:p>144.6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55032" calcext:value-type="float">
            <text:p>144.6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3696" calcext:value-type="float">
            <text:p>144.6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3696" calcext:value-type="float">
            <text:p>144.63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9792" calcext:value-type="float">
            <text:p>144.63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0168" calcext:value-type="float">
            <text:p>144.6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48352" calcext:value-type="float">
            <text:p>144.5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54448" calcext:value-type="float">
            <text:p>144.5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276" calcext:value-type="float">
            <text:p>144.6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36744" calcext:value-type="float">
            <text:p>144.6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5408" calcext:value-type="float">
            <text:p>144.6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712" calcext:value-type="float">
            <text:p>144.5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6264" calcext:value-type="float">
            <text:p>144.6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9312" calcext:value-type="float">
            <text:p>144.6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6264" calcext:value-type="float">
            <text:p>144.6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4928" calcext:value-type="float">
            <text:p>144.5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87976" calcext:value-type="float">
            <text:p>144.5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3216" calcext:value-type="float">
            <text:p>144.603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15408" calcext:value-type="float">
            <text:p>144.615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600168" calcext:value-type="float">
            <text:p>144.600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4072" calcext:value-type="float">
            <text:p>144.5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91024" calcext:value-type="float">
            <text:p>144.5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6664" calcext:value-type="float">
            <text:p>144.5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5784" calcext:value-type="float">
            <text:p>144.5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2736" calcext:value-type="float">
            <text:p>144.5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78832" calcext:value-type="float">
            <text:p>144.5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1776" calcext:value-type="float">
            <text:p>144.5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7016" calcext:value-type="float">
            <text:p>144.5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2152" calcext:value-type="float">
            <text:p>144.472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6912" calcext:value-type="float">
            <text:p>144.4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4344" calcext:value-type="float">
            <text:p>144.4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7016" calcext:value-type="float">
            <text:p>144.527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17872" calcext:value-type="float">
            <text:p>144.5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23968" calcext:value-type="float">
            <text:p>144.523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33112" calcext:value-type="float">
            <text:p>144.5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6536" calcext:value-type="float">
            <text:p>144.4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568" calcext:value-type="float">
            <text:p>144.5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8728" calcext:value-type="float">
            <text:p>144.5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99584" calcext:value-type="float">
            <text:p>144.4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7392" calcext:value-type="float">
            <text:p>144.487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81296" calcext:value-type="float">
            <text:p>144.4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502632" calcext:value-type="float">
            <text:p>144.502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472" calcext:value-type="float">
            <text:p>144.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0816" calcext:value-type="float">
            <text:p>144.450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8624" calcext:value-type="float">
            <text:p>144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948" calcext:value-type="float">
            <text:p>144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7768" calcext:value-type="float">
            <text:p>144.4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78248" calcext:value-type="float">
            <text:p>144.47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2528" calcext:value-type="float">
            <text:p>144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1192" calcext:value-type="float">
            <text:p>144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0336" calcext:value-type="float">
            <text:p>144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5996" calcext:value-type="float">
            <text:p>144.4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2528" calcext:value-type="float">
            <text:p>144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7288" calcext:value-type="float">
            <text:p>144.417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41672" calcext:value-type="float">
            <text:p>144.441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6432" calcext:value-type="float">
            <text:p>144.426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948" calcext:value-type="float">
            <text:p>144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5368" calcext:value-type="float">
            <text:p>144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2424" calcext:value-type="float">
            <text:p>144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0336" calcext:value-type="float">
            <text:p>144.420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9" calcext:value-type="float">
            <text:p>144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7184" calcext:value-type="float">
            <text:p>144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2424" calcext:value-type="float">
            <text:p>144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948" calcext:value-type="float">
            <text:p>144.429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3656" calcext:value-type="float">
            <text:p>144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756" calcext:value-type="float">
            <text:p>144.30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4992" calcext:value-type="float">
            <text:p>144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66" calcext:value-type="float">
            <text:p>144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9168" calcext:value-type="float">
            <text:p>144.219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7936" calcext:value-type="float">
            <text:p>144.267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9272" calcext:value-type="float">
            <text:p>144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328" calcext:value-type="float">
            <text:p>144.3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088" calcext:value-type="float">
            <text:p>144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0504" calcext:value-type="float">
            <text:p>144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1464" calcext:value-type="float">
            <text:p>144.30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5744" calcext:value-type="float">
            <text:p>144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3176" calcext:value-type="float">
            <text:p>144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852" calcext:value-type="float">
            <text:p>144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1192" calcext:value-type="float">
            <text:p>144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8144" calcext:value-type="float">
            <text:p>144.408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4888" calcext:value-type="float">
            <text:p>144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9272" calcext:value-type="float">
            <text:p>144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1736" calcext:value-type="float">
            <text:p>144.19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6224" calcext:value-type="float">
            <text:p>144.286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9272" calcext:value-type="float">
            <text:p>144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4888" calcext:value-type="float">
            <text:p>144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2696" calcext:value-type="float">
            <text:p>144.252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4888" calcext:value-type="float">
            <text:p>144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184" calcext:value-type="float">
            <text:p>144.2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8792" calcext:value-type="float">
            <text:p>144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0024" calcext:value-type="float">
            <text:p>144.21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7184" calcext:value-type="float">
            <text:p>144.347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9272" calcext:value-type="float">
            <text:p>144.28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3176" calcext:value-type="float">
            <text:p>144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42" calcext:value-type="float">
            <text:p>144.09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088" calcext:value-type="float">
            <text:p>144.2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5264" calcext:value-type="float">
            <text:p>144.22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1152" calcext:value-type="float">
            <text:p>144.0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1152" calcext:value-type="float">
            <text:p>144.0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4408" calcext:value-type="float">
            <text:p>144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2008" calcext:value-type="float">
            <text:p>144.0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6496" calcext:value-type="float">
            <text:p>144.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8208" calcext:value-type="float">
            <text:p>144.15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5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9544" calcext:value-type="float">
            <text:p>144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1152" calcext:value-type="float">
            <text:p>144.0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2384" calcext:value-type="float">
            <text:p>144.0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0192" calcext:value-type="float">
            <text:p>144.03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9816" calcext:value-type="float">
            <text:p>144.06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2008" calcext:value-type="float">
            <text:p>144.0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5056" calcext:value-type="float">
            <text:p>144.08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2488" calcext:value-type="float">
            <text:p>144.11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6872" calcext:value-type="float">
            <text:p>144.1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6496" calcext:value-type="float">
            <text:p>144.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4784" calcext:value-type="float">
            <text:p>144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0504" calcext:value-type="float">
            <text:p>144.24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2968" calcext:value-type="float">
            <text:p>144.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6392" calcext:value-type="float">
            <text:p>144.10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564" calcext:value-type="float">
            <text:p>144.18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2216" calcext:value-type="float">
            <text:p>144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9544" calcext:value-type="float">
            <text:p>144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06976" calcext:value-type="float">
            <text:p>144.20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7352" calcext:value-type="float">
            <text:p>144.16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6496" calcext:value-type="float">
            <text:p>144.17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4408" calcext:value-type="float">
            <text:p>144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1152" calcext:value-type="float">
            <text:p>144.09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4304" calcext:value-type="float">
            <text:p>144.1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4784" calcext:value-type="float">
            <text:p>144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6872" calcext:value-type="float">
            <text:p>144.1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6872" calcext:value-type="float">
            <text:p>144.13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2968" calcext:value-type="float">
            <text:p>144.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372" calcext:value-type="float">
            <text:p>144.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0672" calcext:value-type="float">
            <text:p>144.0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516" calcext:value-type="float">
            <text:p>144.15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944" calcext:value-type="float">
            <text:p>144.10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3344" calcext:value-type="float">
            <text:p>144.1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2968" calcext:value-type="float">
            <text:p>144.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3448" calcext:value-type="float">
            <text:p>144.17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1632" calcext:value-type="float">
            <text:p>144.12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3344" calcext:value-type="float">
            <text:p>144.10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8584" calcext:value-type="float">
            <text:p>144.1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4576" calcext:value-type="float">
            <text:p>144.0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896" calcext:value-type="float">
            <text:p>144.0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4576" calcext:value-type="float">
            <text:p>144.05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0672" calcext:value-type="float">
            <text:p>144.06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5432" calcext:value-type="float">
            <text:p>144.0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324" calcext:value-type="float">
            <text:p>144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324" calcext:value-type="float">
            <text:p>144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324" calcext:value-type="float">
            <text:p>144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8" calcext:value-type="float">
            <text:p>144.0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8376" calcext:value-type="float">
            <text:p>143.9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8376" calcext:value-type="float">
            <text:p>143.9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3616" calcext:value-type="float">
            <text:p>143.9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704" calcext:value-type="float">
            <text:p>143.9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53992" calcext:value-type="float">
            <text:p>143.95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18" calcext:value-type="float">
            <text:p>143.94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656" calcext:value-type="float">
            <text:p>143.9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4368" calcext:value-type="float">
            <text:p>143.91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8272" calcext:value-type="float">
            <text:p>143.90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2176" calcext:value-type="float">
            <text:p>143.9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6936" calcext:value-type="float">
            <text:p>143.886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3032" calcext:value-type="float">
            <text:p>143.8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2176" calcext:value-type="float">
            <text:p>143.9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4744" calcext:value-type="float">
            <text:p>143.87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7312" calcext:value-type="float">
            <text:p>143.84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6456" calcext:value-type="float">
            <text:p>143.8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3888" calcext:value-type="float">
            <text:p>143.88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8084" calcext:value-type="float">
            <text:p>143.88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71696" calcext:value-type="float">
            <text:p>143.87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2552" calcext:value-type="float">
            <text:p>143.86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6456" calcext:value-type="float">
            <text:p>143.85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2072" calcext:value-type="float">
            <text:p>143.83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5036" calcext:value-type="float">
            <text:p>143.85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8168" calcext:value-type="float">
            <text:p>143.83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6352" calcext:value-type="float">
            <text:p>143.7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9088" calcext:value-type="float">
            <text:p>143.5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5936" calcext:value-type="float">
            <text:p>143.50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0696" calcext:value-type="float">
            <text:p>143.490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7648" calcext:value-type="float">
            <text:p>143.48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5456" calcext:value-type="float">
            <text:p>143.475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412" calcext:value-type="float">
            <text:p>143.45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1072" calcext:value-type="float">
            <text:p>143.4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1928" calcext:value-type="float">
            <text:p>143.4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4496" calcext:value-type="float">
            <text:p>143.41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3536" calcext:value-type="float">
            <text:p>143.353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1344" calcext:value-type="float">
            <text:p>143.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5416" calcext:value-type="float">
            <text:p>143.15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8464" calcext:value-type="float">
            <text:p>143.1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1888" calcext:value-type="float">
            <text:p>143.12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6648" calcext:value-type="float">
            <text:p>143.1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7504" calcext:value-type="float">
            <text:p>143.09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9696" calcext:value-type="float">
            <text:p>143.109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5312" calcext:value-type="float">
            <text:p>143.0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5788" calcext:value-type="float">
            <text:p>143.057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36544" calcext:value-type="float">
            <text:p>143.0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0928" calcext:value-type="float">
            <text:p>143.06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85312" calcext:value-type="float">
            <text:p>143.08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4936" calcext:value-type="float">
            <text:p>143.12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7128" calcext:value-type="float">
            <text:p>143.1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0176" calcext:value-type="float">
            <text:p>143.14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6456" calcext:value-type="float">
            <text:p>143.1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7128" calcext:value-type="float">
            <text:p>143.1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27984" calcext:value-type="float">
            <text:p>143.12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3224" calcext:value-type="float">
            <text:p>143.14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7128" calcext:value-type="float">
            <text:p>143.1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37128" calcext:value-type="float">
            <text:p>143.13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932" calcext:value-type="float">
            <text:p>143.14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0656" calcext:value-type="float">
            <text:p>143.17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58464" calcext:value-type="float">
            <text:p>143.15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88944" calcext:value-type="float">
            <text:p>143.188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9504" calcext:value-type="float">
            <text:p>143.1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076" calcext:value-type="float">
            <text:p>143.24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9048" calcext:value-type="float">
            <text:p>143.259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4664" calcext:value-type="float">
            <text:p>143.234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7336" calcext:value-type="float">
            <text:p>143.277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6" calcext:value-type="float">
            <text:p>143.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4392" calcext:value-type="float">
            <text:p>143.34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9528" calcext:value-type="float">
            <text:p>143.289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8776" calcext:value-type="float">
            <text:p>143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9152" calcext:value-type="float">
            <text:p>143.32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8776" calcext:value-type="float">
            <text:p>143.368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9632" calcext:value-type="float">
            <text:p>143.3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9632" calcext:value-type="float">
            <text:p>143.3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65728" calcext:value-type="float">
            <text:p>143.365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2304" calcext:value-type="float">
            <text:p>143.40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1928" calcext:value-type="float">
            <text:p>143.4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4768" calcext:value-type="float">
            <text:p>143.304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0112" calcext:value-type="float">
            <text:p>143.390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0968" calcext:value-type="float">
            <text:p>143.38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1928" calcext:value-type="float">
            <text:p>143.44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6312" calcext:value-type="float">
            <text:p>143.46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508" calcext:value-type="float">
            <text:p>143.515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4224" calcext:value-type="float">
            <text:p>143.52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0424" calcext:value-type="float">
            <text:p>143.600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3952" calcext:value-type="float">
            <text:p>143.63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1176" calcext:value-type="float">
            <text:p>143.52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9088" calcext:value-type="float">
            <text:p>143.579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0048" calcext:value-type="float">
            <text:p>143.64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6728" calcext:value-type="float">
            <text:p>143.74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5016" calcext:value-type="float">
            <text:p>143.7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5288" calcext:value-type="float">
            <text:p>143.6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176" calcext:value-type="float">
            <text:p>143.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4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56" calcext:value-type="float">
            <text:p>143.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44264" calcext:value-type="float">
            <text:p>143.8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608" calcext:value-type="float">
            <text:p>143.8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132" calcext:value-type="float">
            <text:p>143.9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132" calcext:value-type="float">
            <text:p>143.91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5224" calcext:value-type="float">
            <text:p>143.90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8376" calcext:value-type="float">
            <text:p>143.97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6184" calcext:value-type="float">
            <text:p>143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8104" calcext:value-type="float">
            <text:p>144.08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2968" calcext:value-type="float">
            <text:p>144.14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992" calcext:value-type="float">
            <text:p>144.1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8584" calcext:value-type="float">
            <text:p>144.11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9064" calcext:value-type="float">
            <text:p>144.14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88688" calcext:value-type="float">
            <text:p>144.18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4304" calcext:value-type="float">
            <text:p>144.16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0776" calcext:value-type="float">
            <text:p>144.130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5432" calcext:value-type="float">
            <text:p>144.04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1048" calcext:value-type="float">
            <text:p>144.02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46016" calcext:value-type="float">
            <text:p>144.14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15536" calcext:value-type="float">
            <text:p>144.11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9336" calcext:value-type="float">
            <text:p>144.03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4472" calcext:value-type="float">
            <text:p>143.98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9608" calcext:value-type="float">
            <text:p>143.929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4952" calcext:value-type="float">
            <text:p>144.0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6768" calcext:value-type="float">
            <text:p>144.0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9712" calcext:value-type="float">
            <text:p>143.99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5328" calcext:value-type="float">
            <text:p>143.97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0568" calcext:value-type="float">
            <text:p>143.99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6184" calcext:value-type="float">
            <text:p>143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8856" calcext:value-type="float">
            <text:p>144.00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8752" calcext:value-type="float">
            <text:p>143.9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3032" calcext:value-type="float">
            <text:p>143.893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99128" calcext:value-type="float">
            <text:p>143.89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7896" calcext:value-type="float">
            <text:p>143.9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6184" calcext:value-type="float">
            <text:p>143.966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4952" calcext:value-type="float">
            <text:p>144.01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6768" calcext:value-type="float">
            <text:p>144.06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372" calcext:value-type="float">
            <text:p>144.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57624" calcext:value-type="float">
            <text:p>144.05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48" calcext:value-type="float">
            <text:p>144.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6664" calcext:value-type="float">
            <text:p>143.9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6664" calcext:value-type="float">
            <text:p>143.9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11904" calcext:value-type="float">
            <text:p>144.01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324" calcext:value-type="float">
            <text:p>144.03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72864" calcext:value-type="float">
            <text:p>144.07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97248" calcext:value-type="float">
            <text:p>144.09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468" calcext:value-type="float">
            <text:p>144.12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04" calcext:value-type="float">
            <text:p>144.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8792" calcext:value-type="float">
            <text:p>144.258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3176" calcext:value-type="float">
            <text:p>144.28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80128" calcext:value-type="float">
            <text:p>144.28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64888" calcext:value-type="float">
            <text:p>144.26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5368" calcext:value-type="float">
            <text:p>144.29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852" calcext:value-type="float">
            <text:p>144.368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0712" calcext:value-type="float">
            <text:p>144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0712" calcext:value-type="float">
            <text:p>144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02048" calcext:value-type="float">
            <text:p>144.402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4616" calcext:value-type="float">
            <text:p>144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5952" calcext:value-type="float">
            <text:p>144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2528" calcext:value-type="float">
            <text:p>144.4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8624" calcext:value-type="float">
            <text:p>144.438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23384" calcext:value-type="float">
            <text:p>144.423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232" calcext:value-type="float">
            <text:p>144.2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1944" calcext:value-type="float">
            <text:p>144.33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35576" calcext:value-type="float">
            <text:p>144.4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411192" calcext:value-type="float">
            <text:p>144.411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7664" calcext:value-type="float">
            <text:p>144.377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4616" calcext:value-type="float">
            <text:p>144.374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9752" calcext:value-type="float">
            <text:p>144.31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3656" calcext:value-type="float">
            <text:p>144.313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8896" calcext:value-type="float">
            <text:p>144.32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4136" calcext:value-type="float">
            <text:p>144.344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9376" calcext:value-type="float">
            <text:p>144.35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4992" calcext:value-type="float">
            <text:p>144.33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3804" calcext:value-type="float">
            <text:p>144.33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2424" calcext:value-type="float">
            <text:p>144.362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9856" calcext:value-type="float">
            <text:p>144.389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376" calcext:value-type="float">
            <text:p>144.38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0712" calcext:value-type="float">
            <text:p>144.38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9" calcext:value-type="float">
            <text:p>144.39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95952" calcext:value-type="float">
            <text:p>144.395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71568" calcext:value-type="float">
            <text:p>144.37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86808" calcext:value-type="float">
            <text:p>144.38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65472" calcext:value-type="float">
            <text:p>144.36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56328" calcext:value-type="float">
            <text:p>144.356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228" calcext:value-type="float">
            <text:p>144.3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41088" calcext:value-type="float">
            <text:p>144.34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708" calcext:value-type="float">
            <text:p>144.27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98416" calcext:value-type="float">
            <text:p>144.298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10608" calcext:value-type="float">
            <text:p>144.310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304512" calcext:value-type="float">
            <text:p>144.304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74032" calcext:value-type="float">
            <text:p>144.274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55744" calcext:value-type="float">
            <text:p>144.255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66" calcext:value-type="float">
            <text:p>144.24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43552" calcext:value-type="float">
            <text:p>144.24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7456" calcext:value-type="float">
            <text:p>144.237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8312" calcext:value-type="float">
            <text:p>144.228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136" calcext:value-type="float">
            <text:p>144.2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34408" calcext:value-type="float">
            <text:p>144.234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22216" calcext:value-type="float">
            <text:p>144.222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21612" calcext:value-type="float">
            <text:p>144.21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94784" calcext:value-type="float">
            <text:p>144.19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79544" calcext:value-type="float">
            <text:p>144.17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61256" calcext:value-type="float">
            <text:p>144.16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33824" calcext:value-type="float">
            <text:p>144.13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52112" calcext:value-type="float">
            <text:p>144.15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27728" calcext:value-type="float">
            <text:p>144.12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100296" calcext:value-type="float">
            <text:p>144.10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82008" calcext:value-type="float">
            <text:p>144.08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6372" calcext:value-type="float">
            <text:p>144.06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2384" calcext:value-type="float">
            <text:p>144.0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4096" calcext:value-type="float">
            <text:p>144.02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2384" calcext:value-type="float">
            <text:p>144.04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4848" calcext:value-type="float">
            <text:p>144.04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36288" calcext:value-type="float">
            <text:p>144.03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27144" calcext:value-type="float">
            <text:p>144.02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5808" calcext:value-type="float">
            <text:p>144.00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3616" calcext:value-type="float">
            <text:p>143.99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4.00276" calcext:value-type="float">
            <text:p>144.00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96664" calcext:value-type="float">
            <text:p>143.99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9232" calcext:value-type="float">
            <text:p>143.9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7228" calcext:value-type="float">
            <text:p>143.97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63136" calcext:value-type="float">
            <text:p>143.963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47896" calcext:value-type="float">
            <text:p>143.94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32656" calcext:value-type="float">
            <text:p>143.932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17416" calcext:value-type="float">
            <text:p>143.91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20464" calcext:value-type="float">
            <text:p>143.92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902176" calcext:value-type="float">
            <text:p>143.90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68648" calcext:value-type="float">
            <text:p>143.86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3512" calcext:value-type="float">
            <text:p>143.8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6352" calcext:value-type="float">
            <text:p>143.78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5016" calcext:value-type="float">
            <text:p>143.7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37" calcext:value-type="float">
            <text:p>143.63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27272" calcext:value-type="float">
            <text:p>143.52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8504" calcext:value-type="float">
            <text:p>143.47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51072" calcext:value-type="float">
            <text:p>143.451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888" calcext:value-type="float">
            <text:p>143.43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84" calcext:value-type="float">
            <text:p>143.40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9632" calcext:value-type="float">
            <text:p>143.35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0488" calcext:value-type="float">
            <text:p>143.3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5144" calcext:value-type="float">
            <text:p>143.265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988" calcext:value-type="float">
            <text:p>143.819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3784" calcext:value-type="float">
            <text:p>143.81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1592" calcext:value-type="float">
            <text:p>143.80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0736" calcext:value-type="float">
            <text:p>143.810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7208" calcext:value-type="float">
            <text:p>143.7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4912" calcext:value-type="float">
            <text:p>143.69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1008" calcext:value-type="float">
            <text:p>143.70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176" calcext:value-type="float">
            <text:p>143.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652" calcext:value-type="float">
            <text:p>143.60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9568" calcext:value-type="float">
            <text:p>143.60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8608" calcext:value-type="float">
            <text:p>143.548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556" calcext:value-type="float">
            <text:p>143.54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1656" calcext:value-type="float">
            <text:p>143.551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3848" calcext:value-type="float">
            <text:p>143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7604" calcext:value-type="float">
            <text:p>143.57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3848" calcext:value-type="float">
            <text:p>143.56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2616" calcext:value-type="float">
            <text:p>143.61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3096" calcext:value-type="float">
            <text:p>143.64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4432" calcext:value-type="float">
            <text:p>143.66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5392" calcext:value-type="float">
            <text:p>143.7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4808" calcext:value-type="float">
            <text:p>143.62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1968" calcext:value-type="float">
            <text:p>143.76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8984" calcext:value-type="float">
            <text:p>143.508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176" calcext:value-type="float">
            <text:p>143.6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128" calcext:value-type="float">
            <text:p>143.59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02888" calcext:value-type="float">
            <text:p>143.502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6792" calcext:value-type="float">
            <text:p>143.496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72408" calcext:value-type="float">
            <text:p>143.47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4976" calcext:value-type="float">
            <text:p>143.44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1824" calcext:value-type="float">
            <text:p>143.37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3808" calcext:value-type="float">
            <text:p>143.24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0488" calcext:value-type="float">
            <text:p>143.35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1344" calcext:value-type="float">
            <text:p>143.34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5248" calcext:value-type="float">
            <text:p>143.33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6104" calcext:value-type="float">
            <text:p>143.32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0864" calcext:value-type="float">
            <text:p>143.310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364" calcext:value-type="float">
            <text:p>143.42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20592" calcext:value-type="float">
            <text:p>143.42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792" calcext:value-type="float">
            <text:p>143.37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3432" calcext:value-type="float">
            <text:p>143.28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5624" calcext:value-type="float">
            <text:p>143.29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316" calcext:value-type="float">
            <text:p>143.3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56584" calcext:value-type="float">
            <text:p>143.356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7816" calcext:value-type="float">
            <text:p>143.30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3056" calcext:value-type="float">
            <text:p>143.323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696" calcext:value-type="float">
            <text:p>143.3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3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05352" calcext:value-type="float">
            <text:p>143.405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6208" calcext:value-type="float">
            <text:p>143.396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84016" calcext:value-type="float">
            <text:p>143.384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0384" calcext:value-type="float">
            <text:p>143.28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2576" calcext:value-type="float">
            <text:p>143.29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49904" calcext:value-type="float">
            <text:p>143.24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7232" calcext:value-type="float">
            <text:p>143.2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3328" calcext:value-type="float">
            <text:p>143.21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74288" calcext:value-type="float">
            <text:p>143.27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68192" calcext:value-type="float">
            <text:p>143.26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13912" calcext:value-type="float">
            <text:p>143.31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98672" calcext:value-type="float">
            <text:p>143.29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0172" calcext:value-type="float">
            <text:p>143.30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20008" calcext:value-type="float">
            <text:p>143.320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4744" calcext:value-type="float">
            <text:p>143.3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4 17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81552" calcext:value-type="float">
            <text:p>143.481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984" calcext:value-type="float">
            <text:p>143.4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7752" calcext:value-type="float">
            <text:p>143.55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2136" calcext:value-type="float">
            <text:p>143.58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6416" calcext:value-type="float">
            <text:p>143.53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42512" calcext:value-type="float">
            <text:p>143.542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5664" calcext:value-type="float">
            <text:p>143.61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6144" calcext:value-type="float">
            <text:p>143.6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54704" calcext:value-type="float">
            <text:p>143.55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8232" calcext:value-type="float">
            <text:p>143.588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03472" calcext:value-type="float">
            <text:p>143.60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272" calcext:value-type="float">
            <text:p>143.6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464" calcext:value-type="float">
            <text:p>143.8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2448" calcext:value-type="float">
            <text:p>143.79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4056" calcext:value-type="float">
            <text:p>143.70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2824" calcext:value-type="float">
            <text:p>143.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07688" calcext:value-type="float">
            <text:p>143.80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3304" calcext:value-type="float">
            <text:p>143.78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6 21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5392" calcext:value-type="float">
            <text:p>143.7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2824" calcext:value-type="float">
            <text:p>143.75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16832" calcext:value-type="float">
            <text:p>143.81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5976" calcext:value-type="float">
            <text:p>143.825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7208" calcext:value-type="float">
            <text:p>143.7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1112" calcext:value-type="float">
            <text:p>143.77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5016" calcext:value-type="float">
            <text:p>143.7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7208" calcext:value-type="float">
            <text:p>143.77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9776" calcext:value-type="float">
            <text:p>143.74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8544" calcext:value-type="float">
            <text:p>143.79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829024" calcext:value-type="float">
            <text:p>143.82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95496" calcext:value-type="float">
            <text:p>143.79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5016" calcext:value-type="float">
            <text:p>143.7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892" calcext:value-type="float">
            <text:p>143.75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0632" calcext:value-type="float">
            <text:p>143.74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844" calcext:value-type="float">
            <text:p>143.7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0152" calcext:value-type="float">
            <text:p>143.71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8336" calcext:value-type="float">
            <text:p>143.65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6144" calcext:value-type="float">
            <text:p>143.6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6144" calcext:value-type="float">
            <text:p>143.64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27856" calcext:value-type="float">
            <text:p>143.62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4328" calcext:value-type="float">
            <text:p>143.594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97376" calcext:value-type="float">
            <text:p>143.59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1384" calcext:value-type="float">
            <text:p>143.66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49192" calcext:value-type="float">
            <text:p>143.64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6624" calcext:value-type="float">
            <text:p>143.67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6748" calcext:value-type="float">
            <text:p>143.66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8816" calcext:value-type="float">
            <text:p>143.68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1488" calcext:value-type="float">
            <text:p>143.731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85768" calcext:value-type="float">
            <text:p>143.68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6248" calcext:value-type="float">
            <text:p>143.71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25392" calcext:value-type="float">
            <text:p>143.72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32" calcext:value-type="float">
            <text:p>143.7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07104" calcext:value-type="float">
            <text:p>143.70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4536" calcext:value-type="float">
            <text:p>143.73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4368" calcext:value-type="float">
            <text:p>143.74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7416" calcext:value-type="float">
            <text:p>143.77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80256" calcext:value-type="float">
            <text:p>143.78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68064" calcext:value-type="float">
            <text:p>143.76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55872" calcext:value-type="float">
            <text:p>143.75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37584" calcext:value-type="float">
            <text:p>143.73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719296" calcext:value-type="float">
            <text:p>143.71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1864" calcext:value-type="float">
            <text:p>143.69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9796" calcext:value-type="float">
            <text:p>143.69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3576" calcext:value-type="float">
            <text:p>143.67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9672" calcext:value-type="float">
            <text:p>143.67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70528" calcext:value-type="float">
            <text:p>143.67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5224" calcext:value-type="float">
            <text:p>143.6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618712" calcext:value-type="float">
            <text:p>143.6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85184" calcext:value-type="float">
            <text:p>143.585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9944" calcext:value-type="float">
            <text:p>143.569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6896" calcext:value-type="float">
            <text:p>143.566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608" calcext:value-type="float">
            <text:p>143.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39464" calcext:value-type="float">
            <text:p>143.539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518128" calcext:value-type="float">
            <text:p>143.51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93744" calcext:value-type="float">
            <text:p>143.49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60216" calcext:value-type="float">
            <text:p>143.46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48024" calcext:value-type="float">
            <text:p>143.44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35832" calcext:value-type="float">
            <text:p>143.435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417544" calcext:value-type="float">
            <text:p>143.41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99256" calcext:value-type="float">
            <text:p>143.399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74872" calcext:value-type="float">
            <text:p>143.37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3322" calcext:value-type="float">
            <text:p>143.3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8648" calcext:value-type="float">
            <text:p>143.2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52952" calcext:value-type="float">
            <text:p>143.25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37712" calcext:value-type="float">
            <text:p>143.23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22472" calcext:value-type="float">
            <text:p>143.222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07232" calcext:value-type="float">
            <text:p>143.20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216376" calcext:value-type="float">
            <text:p>143.21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798" calcext:value-type="float">
            <text:p>143.17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46272" calcext:value-type="float">
            <text:p>143.14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106648" calcext:value-type="float">
            <text:p>143.10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70072" calcext:value-type="float">
            <text:p>143.07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7024" calcext:value-type="float">
            <text:p>143.06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91408" calcext:value-type="float">
            <text:p>143.09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63976" calcext:value-type="float">
            <text:p>143.06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4264" calcext:value-type="float">
            <text:p>143.0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74" calcext:value-type="float">
            <text:p>143.02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21304" calcext:value-type="float">
            <text:p>143.02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3.006064" calcext:value-type="float">
            <text:p>143.00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69488" calcext:value-type="float">
            <text:p>142.96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48152" calcext:value-type="float">
            <text:p>142.94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32912" calcext:value-type="float">
            <text:p>142.93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3768" calcext:value-type="float">
            <text:p>142.92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2072" calcext:value-type="float">
            <text:p>142.9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908528" calcext:value-type="float">
            <text:p>142.90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87192" calcext:value-type="float">
            <text:p>142.88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47568" calcext:value-type="float">
            <text:p>142.84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17088" calcext:value-type="float">
            <text:p>142.81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807944" calcext:value-type="float">
            <text:p>142.80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92704" calcext:value-type="float">
            <text:p>142.79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71368" calcext:value-type="float">
            <text:p>142.77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40888" calcext:value-type="float">
            <text:p>142.74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719552" calcext:value-type="float">
            <text:p>142.71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8216" calcext:value-type="float">
            <text:p>142.69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9212" calcext:value-type="float">
            <text:p>142.69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79928" calcext:value-type="float">
            <text:p>142.67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49448" calcext:value-type="float">
            <text:p>142.64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61592" calcext:value-type="float">
            <text:p>142.6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94584" calcext:value-type="float">
            <text:p>142.59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67152" calcext:value-type="float">
            <text:p>142.56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1912" calcext:value-type="float">
            <text:p>142.55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5496" calcext:value-type="float">
            <text:p>142.5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533624" calcext:value-type="float">
            <text:p>142.53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90952" calcext:value-type="float">
            <text:p>142.49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5712" calcext:value-type="float">
            <text:p>142.47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2664" calcext:value-type="float">
            <text:p>142.47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7876" calcext:value-type="float">
            <text:p>142.47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7904" calcext:value-type="float">
            <text:p>142.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87904" calcext:value-type="float">
            <text:p>142.48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60472" calcext:value-type="float">
            <text:p>142.46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39136" calcext:value-type="float">
            <text:p>142.43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3416" calcext:value-type="float">
            <text:p>142.39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208" calcext:value-type="float">
            <text:p>142.37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14752" calcext:value-type="float">
            <text:p>142.41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7696" calcext:value-type="float">
            <text:p>142.34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05608" calcext:value-type="float">
            <text:p>142.40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423896" calcext:value-type="float">
            <text:p>142.42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9408" calcext:value-type="float">
            <text:p>142.3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8344" calcext:value-type="float">
            <text:p>142.19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7488" calcext:value-type="float">
            <text:p>142.20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2728" calcext:value-type="float">
            <text:p>142.22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1872" calcext:value-type="float">
            <text:p>142.23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1392" calcext:value-type="float">
            <text:p>142.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1392" calcext:value-type="float">
            <text:p>142.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6152" calcext:value-type="float">
            <text:p>142.18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54" calcext:value-type="float">
            <text:p>142.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92248" calcext:value-type="float">
            <text:p>142.19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92" calcext:value-type="float">
            <text:p>142.1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5872" calcext:value-type="float">
            <text:p>142.1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4336" calcext:value-type="float">
            <text:p>142.13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49576" calcext:value-type="float">
            <text:p>142.14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396" calcext:value-type="float">
            <text:p>142.17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9096" calcext:value-type="float">
            <text:p>142.11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13" calcext:value-type="float">
            <text:p>142.11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94712" calcext:value-type="float">
            <text:p>142.09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5192" calcext:value-type="float">
            <text:p>142.12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4608" calcext:value-type="float">
            <text:p>142.02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58136" calcext:value-type="float">
            <text:p>142.05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2144" calcext:value-type="float">
            <text:p>142.12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8888" calcext:value-type="float">
            <text:p>141.9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8992" calcext:value-type="float">
            <text:p>142.0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3168" calcext:value-type="float">
            <text:p>141.9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9368" calcext:value-type="float">
            <text:p>142.00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156" calcext:value-type="float">
            <text:p>142.02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7928" calcext:value-type="float">
            <text:p>141.91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1832" calcext:value-type="float">
            <text:p>141.9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27656" calcext:value-type="float">
            <text:p>142.02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1936" calcext:value-type="float">
            <text:p>141.98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11832" calcext:value-type="float">
            <text:p>141.91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8408" calcext:value-type="float">
            <text:p>141.94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632" calcext:value-type="float">
            <text:p>142.0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9472" calcext:value-type="float">
            <text:p>142.07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3648" calcext:value-type="float">
            <text:p>141.963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108" calcext:value-type="float">
            <text:p>141.99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012" calcext:value-type="float">
            <text:p>141.93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6216" calcext:value-type="float">
            <text:p>141.93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5464" calcext:value-type="float">
            <text:p>142.01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584" calcext:value-type="float">
            <text:p>141.9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4128" calcext:value-type="float">
            <text:p>141.994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06" calcext:value-type="float">
            <text:p>141.96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60016" calcext:value-type="float">
            <text:p>141.86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8888" calcext:value-type="float">
            <text:p>141.9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97176" calcext:value-type="float">
            <text:p>141.99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78304" calcext:value-type="float">
            <text:p>141.87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8784" calcext:value-type="float">
            <text:p>141.90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1456" calcext:value-type="float">
            <text:p>141.951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2416" calcext:value-type="float">
            <text:p>142.01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93544" calcext:value-type="float">
            <text:p>141.89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2312" calcext:value-type="float">
            <text:p>141.94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54504" calcext:value-type="float">
            <text:p>141.954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9264" calcext:value-type="float">
            <text:p>141.93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8032" calcext:value-type="float">
            <text:p>141.9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64232" calcext:value-type="float">
            <text:p>142.06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6696" calcext:value-type="float">
            <text:p>141.96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5736" calcext:value-type="float">
            <text:p>141.90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4984" calcext:value-type="float">
            <text:p>141.98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4536" calcext:value-type="float">
            <text:p>141.9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88032" calcext:value-type="float">
            <text:p>141.98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8992" calcext:value-type="float">
            <text:p>142.04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33168" calcext:value-type="float">
            <text:p>141.93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4024" calcext:value-type="float">
            <text:p>141.92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2896" calcext:value-type="float">
            <text:p>142.04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8616" calcext:value-type="float">
            <text:p>142.0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31288" calcext:value-type="float">
            <text:p>142.13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68" calcext:value-type="float">
            <text:p>142.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3752" calcext:value-type="float">
            <text:p>142.03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18512" calcext:value-type="float">
            <text:p>142.01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2792" calcext:value-type="float">
            <text:p>141.97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39848" calcext:value-type="float">
            <text:p>142.039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5568" calcext:value-type="float">
            <text:p>142.08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6632" calcext:value-type="float">
            <text:p>142.21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3584" calcext:value-type="float">
            <text:p>142.21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01392" calcext:value-type="float">
            <text:p>142.20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70912" calcext:value-type="float">
            <text:p>142.17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1968" calcext:value-type="float">
            <text:p>142.21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96464" calcext:value-type="float">
            <text:p>142.39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4272" calcext:value-type="float">
            <text:p>142.38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492" calcext:value-type="float">
            <text:p>142.2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9408" calcext:value-type="float">
            <text:p>142.3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6736" calcext:value-type="float">
            <text:p>142.2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4064" calcext:value-type="float">
            <text:p>142.24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1496" calcext:value-type="float">
            <text:p>142.2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7592" calcext:value-type="float">
            <text:p>142.2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9888" calcext:value-type="float">
            <text:p>142.35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1496" calcext:value-type="float">
            <text:p>142.27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54" calcext:value-type="float">
            <text:p>142.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3688" calcext:value-type="float">
            <text:p>142.2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7592" calcext:value-type="float">
            <text:p>142.2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3312" calcext:value-type="float">
            <text:p>142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0264" calcext:value-type="float">
            <text:p>142.3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5776" calcext:value-type="float">
            <text:p>142.22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54" calcext:value-type="float">
            <text:p>142.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6736" calcext:value-type="float">
            <text:p>142.28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016" calcext:value-type="float">
            <text:p>142.2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2832" calcext:value-type="float">
            <text:p>142.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3688" calcext:value-type="float">
            <text:p>142.2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2456" calcext:value-type="float">
            <text:p>142.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0264" calcext:value-type="float">
            <text:p>142.3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112" calcext:value-type="float">
            <text:p>142.3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0744" calcext:value-type="float">
            <text:p>142.3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9032" calcext:value-type="float">
            <text:p>142.36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54" calcext:value-type="float">
            <text:p>142.26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9408" calcext:value-type="float">
            <text:p>142.32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2456" calcext:value-type="float">
            <text:p>142.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8448" calcext:value-type="float">
            <text:p>142.26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47112" calcext:value-type="float">
            <text:p>142.24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0264" calcext:value-type="float">
            <text:p>142.3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2456" calcext:value-type="float">
            <text:p>142.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3312" calcext:value-type="float">
            <text:p>142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1976" calcext:value-type="float">
            <text:p>142.30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65984" calcext:value-type="float">
            <text:p>142.36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0264" calcext:value-type="float">
            <text:p>142.3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7968" calcext:value-type="float">
            <text:p>142.23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3492" calcext:value-type="float">
            <text:p>142.23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62352" calcext:value-type="float">
            <text:p>142.26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56256" calcext:value-type="float">
            <text:p>142.25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0264" calcext:value-type="float">
            <text:p>142.32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8072" calcext:value-type="float">
            <text:p>142.30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8928" calcext:value-type="float">
            <text:p>142.29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8732" calcext:value-type="float">
            <text:p>142.38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05024" calcext:value-type="float">
            <text:p>142.30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3688" calcext:value-type="float">
            <text:p>142.28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064" calcext:value-type="float">
            <text:p>142.2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2 18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684" calcext:value-type="float">
            <text:p>142.35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3312" calcext:value-type="float">
            <text:p>142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7592" calcext:value-type="float">
            <text:p>142.27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2456" calcext:value-type="float">
            <text:p>142.33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8176" calcext:value-type="float">
            <text:p>142.37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75128" calcext:value-type="float">
            <text:p>142.37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3792" calcext:value-type="float">
            <text:p>142.3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3792" calcext:value-type="float">
            <text:p>142.35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50744" calcext:value-type="float">
            <text:p>142.35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16" calcext:value-type="float">
            <text:p>142.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5504" calcext:value-type="float">
            <text:p>142.33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44648" calcext:value-type="float">
            <text:p>142.34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38552" calcext:value-type="float">
            <text:p>142.33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89784" calcext:value-type="float">
            <text:p>142.28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17216" calcext:value-type="float">
            <text:p>142.31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3312" calcext:value-type="float">
            <text:p>142.32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32636" calcext:value-type="float">
            <text:p>142.32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588" calcext:value-type="float">
            <text:p>142.29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74544" calcext:value-type="float">
            <text:p>142.27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92832" calcext:value-type="float">
            <text:p>142.29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228824" calcext:value-type="float">
            <text:p>142.22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0056" calcext:value-type="float">
            <text:p>142.1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1768" calcext:value-type="float">
            <text:p>142.16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80056" calcext:value-type="float">
            <text:p>142.18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64816" calcext:value-type="float">
            <text:p>142.16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2824" calcext:value-type="float">
            <text:p>142.1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0808" calcext:value-type="float">
            <text:p>142.10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88616" calcext:value-type="float">
            <text:p>142.08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6904" calcext:value-type="float">
            <text:p>142.10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9952" calcext:value-type="float">
            <text:p>142.10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103856" calcext:value-type="float">
            <text:p>142.10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73376" calcext:value-type="float">
            <text:p>142.07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45944" calcext:value-type="float">
            <text:p>142.04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2.003272" calcext:value-type="float">
            <text:p>142.00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78888" calcext:value-type="float">
            <text:p>141.97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69744" calcext:value-type="float">
            <text:p>141.969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27072" calcext:value-type="float">
            <text:p>141.927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902688" calcext:value-type="float">
            <text:p>141.902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87448" calcext:value-type="float">
            <text:p>141.88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5392" calcext:value-type="float">
            <text:p>141.8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802104" calcext:value-type="float">
            <text:p>141.80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83816" calcext:value-type="float">
            <text:p>141.78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53336" calcext:value-type="float">
            <text:p>141.753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38096" calcext:value-type="float">
            <text:p>141.73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713712" calcext:value-type="float">
            <text:p>141.71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8628" calcext:value-type="float">
            <text:p>141.6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67992" calcext:value-type="float">
            <text:p>141.66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34464" calcext:value-type="float">
            <text:p>141.63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600936" calcext:value-type="float">
            <text:p>141.60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73504" calcext:value-type="float">
            <text:p>141.57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00352" calcext:value-type="float">
            <text:p>141.50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8816" calcext:value-type="float">
            <text:p>141.4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6824" calcext:value-type="float">
            <text:p>141.46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1208" calcext:value-type="float">
            <text:p>141.49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2168" calcext:value-type="float">
            <text:p>141.55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55216" calcext:value-type="float">
            <text:p>141.55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527784" calcext:value-type="float">
            <text:p>141.527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94256" calcext:value-type="float">
            <text:p>141.49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60728" calcext:value-type="float">
            <text:p>141.46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48536" calcext:value-type="float">
            <text:p>141.448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24152" calcext:value-type="float">
            <text:p>141.42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5864" calcext:value-type="float">
            <text:p>141.40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18056" calcext:value-type="float">
            <text:p>141.41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0624" calcext:value-type="float">
            <text:p>141.39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9768" calcext:value-type="float">
            <text:p>141.39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9672" calcext:value-type="float">
            <text:p>141.3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402816" calcext:value-type="float">
            <text:p>141.40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8808" calcext:value-type="float">
            <text:p>141.3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54048" calcext:value-type="float">
            <text:p>141.35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38808" calcext:value-type="float">
            <text:p>141.33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317472" calcext:value-type="float">
            <text:p>141.317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3992" calcext:value-type="float">
            <text:p>140.143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5224" calcext:value-type="float">
            <text:p>140.09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19024" calcext:value-type="float">
            <text:p>140.019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00152" calcext:value-type="float">
            <text:p>139.90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91008" calcext:value-type="float">
            <text:p>139.89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4536" calcext:value-type="float">
            <text:p>139.924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9504" calcext:value-type="float">
            <text:p>140.04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4704" calcext:value-type="float">
            <text:p>140.14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86664" calcext:value-type="float">
            <text:p>140.18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9816" calcext:value-type="float">
            <text:p>140.2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9816" calcext:value-type="float">
            <text:p>140.25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04952" calcext:value-type="float">
            <text:p>140.20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8856" calcext:value-type="float">
            <text:p>140.19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58648" calcext:value-type="float">
            <text:p>140.058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2072" calcext:value-type="float">
            <text:p>140.02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28168" calcext:value-type="float">
            <text:p>140.02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46456" calcext:value-type="float">
            <text:p>140.046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76352" calcext:value-type="float">
            <text:p>139.97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85496" calcext:value-type="float">
            <text:p>139.98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58064" calcext:value-type="float">
            <text:p>139.95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61112" calcext:value-type="float">
            <text:p>139.96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1592" calcext:value-type="float">
            <text:p>139.99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27584" calcext:value-type="float">
            <text:p>139.92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51384" calcext:value-type="float">
            <text:p>139.85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5872" calcext:value-type="float">
            <text:p>139.94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97688" calcext:value-type="float">
            <text:p>139.997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098272" calcext:value-type="float">
            <text:p>140.09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0464" calcext:value-type="float">
            <text:p>140.11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7896" calcext:value-type="float">
            <text:p>140.13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1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318" calcext:value-type="float">
            <text:p>140.131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71424" calcext:value-type="float">
            <text:p>140.17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44576" calcext:value-type="float">
            <text:p>140.24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372" calcext:value-type="float">
            <text:p>140.25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17144" calcext:value-type="float">
            <text:p>140.21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256768" calcext:value-type="float">
            <text:p>140.25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2-08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3604" calcext:value-type="float">
            <text:p>140.3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89456" calcext:value-type="float">
            <text:p>141.18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140688" calcext:value-type="float">
            <text:p>141.14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1.067536" calcext:value-type="float">
            <text:p>141.06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976096" calcext:value-type="float">
            <text:p>140.97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851128" calcext:value-type="float">
            <text:p>140.85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531088" calcext:value-type="float">
            <text:p>140.531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9276" calcext:value-type="float">
            <text:p>140.19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40.113512" calcext:value-type="float">
            <text:p>140.11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94892" calcext:value-type="float">
            <text:p>139.948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39192" calcext:value-type="float">
            <text:p>139.83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81176" calcext:value-type="float">
            <text:p>139.81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2384" calcext:value-type="float">
            <text:p>136.422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7144" calcext:value-type="float">
            <text:p>136.40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85808" calcext:value-type="float">
            <text:p>136.38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7624" calcext:value-type="float">
            <text:p>136.43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6768" calcext:value-type="float">
            <text:p>136.44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79712" calcext:value-type="float">
            <text:p>136.3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20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372" calcext:value-type="float">
            <text:p>136.44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6288" calcext:value-type="float">
            <text:p>136.41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848" calcext:value-type="float">
            <text:p>136.42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9336" calcext:value-type="float">
            <text:p>136.41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8104" calcext:value-type="float">
            <text:p>136.468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9816" calcext:value-type="float">
            <text:p>136.44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71152" calcext:value-type="float">
            <text:p>136.47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8584" calcext:value-type="float">
            <text:p>136.49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13824" calcext:value-type="float">
            <text:p>136.51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2112" calcext:value-type="float">
            <text:p>136.53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516" calcext:value-type="float">
            <text:p>136.53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44304" calcext:value-type="float">
            <text:p>136.54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2968" calcext:value-type="float">
            <text:p>136.52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7728" calcext:value-type="float">
            <text:p>136.50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11 15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9.055856" calcext:value-type="float">
            <text:p>139.05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1632" calcext:value-type="float">
            <text:p>136.501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92488" calcext:value-type="float">
            <text:p>136.492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40672" calcext:value-type="float">
            <text:p>136.44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1904" calcext:value-type="float">
            <text:p>136.39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752" calcext:value-type="float">
            <text:p>136.3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0088" calcext:value-type="float">
            <text:p>136.340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656" calcext:value-type="float">
            <text:p>136.3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69984" calcext:value-type="float">
            <text:p>136.269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1696" calcext:value-type="float">
            <text:p>136.251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1592" calcext:value-type="float">
            <text:p>136.181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48064" calcext:value-type="float">
            <text:p>136.148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7584" calcext:value-type="float">
            <text:p>136.1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844" calcext:value-type="float">
            <text:p>136.1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6624" calcext:value-type="float">
            <text:p>136.056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4432" calcext:value-type="float">
            <text:p>136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3096" calcext:value-type="float">
            <text:p>136.023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8816" calcext:value-type="float">
            <text:p>136.0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1008" calcext:value-type="float">
            <text:p>136.0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17584" calcext:value-type="float">
            <text:p>136.117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844" calcext:value-type="float">
            <text:p>136.1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8816" calcext:value-type="float">
            <text:p>136.0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9672" calcext:value-type="float">
            <text:p>136.0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2616" calcext:value-type="float">
            <text:p>135.992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7" calcext:value-type="float">
            <text:p>136.0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3576" calcext:value-type="float">
            <text:p>136.053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5768" calcext:value-type="float">
            <text:p>136.06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7104" calcext:value-type="float">
            <text:p>136.08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6248" calcext:value-type="float">
            <text:p>136.096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9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844" calcext:value-type="float">
            <text:p>136.10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368" calcext:value-type="float">
            <text:p>136.1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6352" calcext:value-type="float">
            <text:p>136.16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3784" calcext:value-type="float">
            <text:p>136.1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7312" calcext:value-type="float">
            <text:p>136.227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6832" calcext:value-type="float">
            <text:p>136.19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036" calcext:value-type="float">
            <text:p>136.2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036" calcext:value-type="float">
            <text:p>136.230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56" calcext:value-type="float">
            <text:p>136.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8272" calcext:value-type="float">
            <text:p>136.288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98" calcext:value-type="float">
            <text:p>136.3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77832" calcext:value-type="float">
            <text:p>136.57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86976" calcext:value-type="float">
            <text:p>136.58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0024" calcext:value-type="float">
            <text:p>136.59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4888" calcext:value-type="float">
            <text:p>136.644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9376" calcext:value-type="float">
            <text:p>136.739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376" calcext:value-type="float">
            <text:p>136.7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6808" calcext:value-type="float">
            <text:p>136.766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45472" calcext:value-type="float">
            <text:p>136.745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0232" calcext:value-type="float">
            <text:p>136.730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804" calcext:value-type="float">
            <text:p>136.718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14992" calcext:value-type="float">
            <text:p>136.714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63176" calcext:value-type="float">
            <text:p>136.66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612" calcext:value-type="float">
            <text:p>136.59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5896" calcext:value-type="float">
            <text:p>136.45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324" calcext:value-type="float">
            <text:p>136.41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61424" calcext:value-type="float">
            <text:p>136.361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27896" calcext:value-type="float">
            <text:p>136.327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03512" calcext:value-type="float">
            <text:p>136.303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5224" calcext:value-type="float">
            <text:p>136.2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3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5496" calcext:value-type="float">
            <text:p>136.175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3304" calcext:value-type="float">
            <text:p>136.163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2448" calcext:value-type="float">
            <text:p>136.1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51112" calcext:value-type="float">
            <text:p>136.151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9776" calcext:value-type="float">
            <text:p>136.129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5-0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9296" calcext:value-type="float">
            <text:p>136.099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4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4056" calcext:value-type="float">
            <text:p>136.084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4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1008" calcext:value-type="float">
            <text:p>136.0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4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4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4912" calcext:value-type="float">
            <text:p>136.074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4-0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272" calcext:value-type="float">
            <text:p>136.0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2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748" calcext:value-type="float">
            <text:p>136.047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2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4432" calcext:value-type="float">
            <text:p>136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2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4432" calcext:value-type="float">
            <text:p>136.044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2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9672" calcext:value-type="float">
            <text:p>136.0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68816" calcext:value-type="float">
            <text:p>136.06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1864" calcext:value-type="float">
            <text:p>136.071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13952" calcext:value-type="float">
            <text:p>136.013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8-01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8336" calcext:value-type="float">
            <text:p>136.038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3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9568" calcext:value-type="float">
            <text:p>135.989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8712" calcext:value-type="float">
            <text:p>135.99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2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1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95664" calcext:value-type="float">
            <text:p>135.995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77376" calcext:value-type="float">
            <text:p>135.97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1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62136" calcext:value-type="float">
            <text:p>135.96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3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2992" calcext:value-type="float">
            <text:p>135.95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26 04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08" calcext:value-type="float">
            <text:p>135.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37752" calcext:value-type="float">
            <text:p>135.937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6416" calcext:value-type="float">
            <text:p>135.916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10-0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2072" calcext:value-type="float">
            <text:p>136.212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07272" calcext:value-type="float">
            <text:p>135.907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2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15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8024" calcext:value-type="float">
            <text:p>135.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1928" calcext:value-type="float">
            <text:p>135.821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9-0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0592" calcext:value-type="float">
            <text:p>135.800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3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7544" calcext:value-type="float">
            <text:p>135.79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4976" calcext:value-type="float">
            <text:p>135.824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2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6688" calcext:value-type="float">
            <text:p>135.8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1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2304" calcext:value-type="float">
            <text:p>135.7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2304" calcext:value-type="float">
            <text:p>135.782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8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792" calcext:value-type="float">
            <text:p>135.7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4392" calcext:value-type="float">
            <text:p>135.724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6648" calcext:value-type="float">
            <text:p>135.66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1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36" calcext:value-type="float">
            <text:p>135.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1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0552" calcext:value-type="float">
            <text:p>135.6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1136" calcext:value-type="float">
            <text:p>135.581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0656" calcext:value-type="float">
            <text:p>135.5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2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3224" calcext:value-type="float">
            <text:p>135.52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6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1784" calcext:value-type="float">
            <text:p>135.4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9112" calcext:value-type="float">
            <text:p>135.389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2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10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9216" calcext:value-type="float">
            <text:p>135.3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5-0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6064" calcext:value-type="float">
            <text:p>135.38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0344" calcext:value-type="float">
            <text:p>135.34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968" calcext:value-type="float">
            <text:p>135.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692" calcext:value-type="float">
            <text:p>135.3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0824" calcext:value-type="float">
            <text:p>135.3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3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74" calcext:value-type="float">
            <text:p>135.40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0448" calcext:value-type="float">
            <text:p>135.410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6544" calcext:value-type="float">
            <text:p>135.41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3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264" calcext:value-type="float">
            <text:p>135.42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2-2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8736" calcext:value-type="float">
            <text:p>135.42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2-20 0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9592" calcext:value-type="float">
            <text:p>135.4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2-1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5312" calcext:value-type="float">
            <text:p>135.4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2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7024" calcext:value-type="float">
            <text:p>135.447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1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9216" calcext:value-type="float">
            <text:p>135.459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1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836" calcext:value-type="float">
            <text:p>135.4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7-01-0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5312" calcext:value-type="float">
            <text:p>135.46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3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2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16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43976" calcext:value-type="float">
            <text:p>135.443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10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312" calcext:value-type="float">
            <text:p>135.45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2-05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1784" calcext:value-type="float">
            <text:p>135.43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6168" calcext:value-type="float">
            <text:p>135.45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25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2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7504" calcext:value-type="float">
            <text:p>135.477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74456" calcext:value-type="float">
            <text:p>135.474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1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17128" calcext:value-type="float">
            <text:p>135.517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1-05 2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6752" calcext:value-type="float">
            <text:p>135.556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8464" calcext:value-type="float">
            <text:p>135.53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2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26272" calcext:value-type="float">
            <text:p>135.526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04936" calcext:value-type="float">
            <text:p>135.50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80552" calcext:value-type="float">
            <text:p>135.480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10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6836" calcext:value-type="float">
            <text:p>135.46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9592" calcext:value-type="float">
            <text:p>135.4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03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19592" calcext:value-type="float">
            <text:p>135.419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10-0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9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9-20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4728" calcext:value-type="float">
            <text:p>135.364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9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8632" calcext:value-type="float">
            <text:p>135.358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168" calcext:value-type="float">
            <text:p>135.36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5584" calcext:value-type="float">
            <text:p>135.35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2768" calcext:value-type="float">
            <text:p>134.9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21 0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2768" calcext:value-type="float">
            <text:p>134.92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15 2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9824" calcext:value-type="float">
            <text:p>134.98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2392" calcext:value-type="float">
            <text:p>134.9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8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25816" calcext:value-type="float">
            <text:p>134.92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3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70952" calcext:value-type="float">
            <text:p>134.87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9136" calcext:value-type="float">
            <text:p>134.81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81304" calcext:value-type="float">
            <text:p>134.81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16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91704" calcext:value-type="float">
            <text:p>134.79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1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8256" calcext:value-type="float">
            <text:p>134.7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7-06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6464" calcext:value-type="float">
            <text:p>134.77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3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6732" calcext:value-type="float">
            <text:p>134.76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20 1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73416" calcext:value-type="float">
            <text:p>134.77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15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758176" calcext:value-type="float">
            <text:p>134.75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2392" calcext:value-type="float">
            <text:p>134.96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6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8488" calcext:value-type="float">
            <text:p>134.9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30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6776" calcext:value-type="float">
            <text:p>134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26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23352" calcext:value-type="float">
            <text:p>135.02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21 0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15 0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1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36128" calcext:value-type="float">
            <text:p>135.13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5-01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18424" calcext:value-type="float">
            <text:p>135.218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4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1096" calcext:value-type="float">
            <text:p>135.26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4-20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67192" calcext:value-type="float">
            <text:p>135.26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4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8152" calcext:value-type="float">
            <text:p>135.328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4-10 1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25104" calcext:value-type="float">
            <text:p>135.32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072" calcext:value-type="float">
            <text:p>135.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9968" calcext:value-type="float">
            <text:p>135.37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2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20 2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3872" calcext:value-type="float">
            <text:p>135.37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16 05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92744" calcext:value-type="float">
            <text:p>135.49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11 0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98" calcext:value-type="float">
            <text:p>135.55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3-05 11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7712" calcext:value-type="float">
            <text:p>135.617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076" calcext:value-type="float">
            <text:p>135.620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5124" calcext:value-type="float">
            <text:p>135.651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2576" calcext:value-type="float">
            <text:p>135.672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23808" calcext:value-type="float">
            <text:p>135.623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2-05 13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2368" calcext:value-type="float">
            <text:p>135.53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9152" calcext:value-type="float">
            <text:p>135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6104" calcext:value-type="float">
            <text:p>135.706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09152" calcext:value-type="float">
            <text:p>135.70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7316" calcext:value-type="float">
            <text:p>135.77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21344" calcext:value-type="float">
            <text:p>135.721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6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51824" calcext:value-type="float">
            <text:p>135.751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884" calcext:value-type="float">
            <text:p>135.78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8504" calcext:value-type="float">
            <text:p>135.858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984" calcext:value-type="float">
            <text:p>135.87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83472" calcext:value-type="float">
            <text:p>135.983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0048" calcext:value-type="float">
            <text:p>136.02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05392" calcext:value-type="float">
            <text:p>136.105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8544" calcext:value-type="float">
            <text:p>136.178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4264" calcext:value-type="float">
            <text:p>136.22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54744" calcext:value-type="float">
            <text:p>136.254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5228" calcext:value-type="float">
            <text:p>136.35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65056" calcext:value-type="float">
            <text:p>136.46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50984" calcext:value-type="float">
            <text:p>136.650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266" calcext:value-type="float">
            <text:p>136.626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60712" calcext:value-type="float">
            <text:p>136.760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3328" calcext:value-type="float">
            <text:p>136.73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38208" calcext:value-type="float">
            <text:p>136.53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0468" calcext:value-type="float">
            <text:p>136.504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25432" calcext:value-type="float">
            <text:p>136.42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49232" calcext:value-type="float">
            <text:p>136.34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2176" calcext:value-type="float">
            <text:p>136.282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18168" calcext:value-type="float">
            <text:p>136.218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72448" calcext:value-type="float">
            <text:p>136.17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81008" calcext:value-type="float">
            <text:p>136.081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5604" calcext:value-type="float">
            <text:p>135.956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73744" calcext:value-type="float">
            <text:p>135.873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94496" calcext:value-type="float">
            <text:p>135.794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75624" calcext:value-type="float">
            <text:p>135.675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35416" calcext:value-type="float">
            <text:p>135.535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52536" calcext:value-type="float">
            <text:p>135.35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0928" calcext:value-type="float">
            <text:p>135.20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45272" calcext:value-type="float">
            <text:p>135.14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1784" calcext:value-type="float">
            <text:p>135.11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08696" calcext:value-type="float">
            <text:p>135.10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62976" calcext:value-type="float">
            <text:p>135.06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59928" calcext:value-type="float">
            <text:p>135.05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78216" calcext:value-type="float">
            <text:p>135.07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096504" calcext:value-type="float">
            <text:p>135.09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20888" calcext:value-type="float">
            <text:p>135.12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75752" calcext:value-type="float">
            <text:p>135.17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9404" calcext:value-type="float">
            <text:p>135.19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181848" calcext:value-type="float">
            <text:p>135.18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36712" calcext:value-type="float">
            <text:p>135.23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97672" calcext:value-type="float">
            <text:p>135.297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9488" calcext:value-type="float">
            <text:p>135.3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34832" calcext:value-type="float">
            <text:p>135.434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04352" calcext:value-type="float">
            <text:p>135.40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0824" calcext:value-type="float">
            <text:p>135.37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83016" calcext:value-type="float">
            <text:p>135.38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9488" calcext:value-type="float">
            <text:p>135.34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312" calcext:value-type="float">
            <text:p>135.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43392" calcext:value-type="float">
            <text:p>135.34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67776" calcext:value-type="float">
            <text:p>135.36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25688" calcext:value-type="float">
            <text:p>135.425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50656" calcext:value-type="float">
            <text:p>135.55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11616" calcext:value-type="float">
            <text:p>135.611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687816" calcext:value-type="float">
            <text:p>135.687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15248" calcext:value-type="float">
            <text:p>135.71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39632" calcext:value-type="float">
            <text:p>135.739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760968" calcext:value-type="float">
            <text:p>135.76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8024" calcext:value-type="float">
            <text:p>135.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2408" calcext:value-type="float">
            <text:p>135.8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43008" calcext:value-type="float">
            <text:p>136.84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35032" calcext:value-type="float">
            <text:p>137.03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9792" calcext:value-type="float">
            <text:p>137.0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9792" calcext:value-type="float">
            <text:p>137.019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5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13696" calcext:value-type="float">
            <text:p>137.013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50272" calcext:value-type="float">
            <text:p>137.05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38" calcext:value-type="float">
            <text:p>137.08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0752" calcext:value-type="float">
            <text:p>137.0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0376" calcext:value-type="float">
            <text:p>137.12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69144" calcext:value-type="float">
            <text:p>137.16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17912" calcext:value-type="float">
            <text:p>137.21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33152" calcext:value-type="float">
            <text:p>137.23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4288" calcext:value-type="float">
            <text:p>137.34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6408" calcext:value-type="float">
            <text:p>137.3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1168" calcext:value-type="float">
            <text:p>137.36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2024" calcext:value-type="float">
            <text:p>137.35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55072" calcext:value-type="float">
            <text:p>137.35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76408" calcext:value-type="float">
            <text:p>137.37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10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6032" calcext:value-type="float">
            <text:p>137.41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1908" calcext:value-type="float">
            <text:p>137.419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94696" calcext:value-type="float">
            <text:p>137.39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46512" calcext:value-type="float">
            <text:p>137.446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406888" calcext:value-type="float">
            <text:p>137.40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15448" calcext:value-type="float">
            <text:p>137.31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245344" calcext:value-type="float">
            <text:p>137.24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952" calcext:value-type="float">
            <text:p>137.12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44176" calcext:value-type="float">
            <text:p>137.04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67976" calcext:value-type="float">
            <text:p>136.96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97872" calcext:value-type="float">
            <text:p>136.89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858248" calcext:value-type="float">
            <text:p>136.858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51568" calcext:value-type="float">
            <text:p>136.751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64184" calcext:value-type="float">
            <text:p>136.6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93072" calcext:value-type="float">
            <text:p>136.59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6564" calcext:value-type="float">
            <text:p>136.56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53448" calcext:value-type="float">
            <text:p>136.55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7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9132" calcext:value-type="float">
            <text:p>136.291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33408" calcext:value-type="float">
            <text:p>136.233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8464" calcext:value-type="float">
            <text:p>136.18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93784" calcext:value-type="float">
            <text:p>136.193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21216" calcext:value-type="float">
            <text:p>136.22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85224" calcext:value-type="float">
            <text:p>136.285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6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5704" calcext:value-type="float">
            <text:p>136.315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01048" calcext:value-type="float">
            <text:p>136.40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529064" calcext:value-type="float">
            <text:p>136.52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6392" calcext:value-type="float">
            <text:p>136.48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34576" calcext:value-type="float">
            <text:p>136.43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80296" calcext:value-type="float">
            <text:p>136.48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5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410192" calcext:value-type="float">
            <text:p>136.41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318752" calcext:value-type="float">
            <text:p>136.31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242552" calcext:value-type="float">
            <text:p>136.242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60256" calcext:value-type="float">
            <text:p>136.160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20632" calcext:value-type="float">
            <text:p>136.120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5872" calcext:value-type="float">
            <text:p>136.135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4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132824" calcext:value-type="float">
            <text:p>136.132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41384" calcext:value-type="float">
            <text:p>136.041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6144" calcext:value-type="float">
            <text:p>136.026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5288" calcext:value-type="float">
            <text:p>136.03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3224" calcext:value-type="float">
            <text:p>136.0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3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7796" calcext:value-type="float">
            <text:p>136.0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0528" calcext:value-type="float">
            <text:p>136.050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4-0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932" calcext:value-type="float">
            <text:p>136.09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9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67264" calcext:value-type="float">
            <text:p>137.36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9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330688" calcext:value-type="float">
            <text:p>137.33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99624" calcext:value-type="float">
            <text:p>137.19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126472" calcext:value-type="float">
            <text:p>137.12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9896" calcext:value-type="float">
            <text:p>137.089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7.080752" calcext:value-type="float">
            <text:p>137.080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952736" calcext:value-type="float">
            <text:p>136.95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8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785096" calcext:value-type="float">
            <text:p>136.785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28024" calcext:value-type="float">
            <text:p>135.828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3264" calcext:value-type="float">
            <text:p>135.843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3368" calcext:value-type="float">
            <text:p>135.9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3-0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46" calcext:value-type="float">
            <text:p>135.86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6312" calcext:value-type="float">
            <text:p>135.846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59672" calcext:value-type="float">
            <text:p>136.059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29192" calcext:value-type="float">
            <text:p>136.02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176" calcext:value-type="float">
            <text:p>136.00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3368" calcext:value-type="float">
            <text:p>135.913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43848" calcext:value-type="float">
            <text:p>135.943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2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91032" calcext:value-type="float">
            <text:p>135.9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52408" calcext:value-type="float">
            <text:p>135.852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936" calcext:value-type="float">
            <text:p>135.8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40216" calcext:value-type="float">
            <text:p>135.840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1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6688" calcext:value-type="float">
            <text:p>135.806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10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67648" calcext:value-type="float">
            <text:p>135.867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9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6.004808" calcext:value-type="float">
            <text:p>136.004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8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80364" calcext:value-type="float">
            <text:p>135.803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7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8548" calcext:value-type="float">
            <text:p>135.28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6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71536" calcext:value-type="float">
            <text:p>134.97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4296" calcext:value-type="float">
            <text:p>134.19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5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05904" calcext:value-type="float">
            <text:p>134.10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624" calcext:value-type="float">
            <text:p>133.7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4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740144" calcext:value-type="float">
            <text:p>133.740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82232" calcext:value-type="float">
            <text:p>133.68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676136" calcext:value-type="float">
            <text:p>133.676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191248" calcext:value-type="float">
            <text:p>134.19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2-29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20344" calcext:value-type="float">
            <text:p>134.2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5024" calcext:value-type="float">
            <text:p>134.68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681976" calcext:value-type="float">
            <text:p>134.68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2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68488" calcext:value-type="float">
            <text:p>134.96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986776" calcext:value-type="float">
            <text:p>134.98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072" calcext:value-type="float">
            <text:p>135.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0072" calcext:value-type="float">
            <text:p>135.3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450072" calcext:value-type="float">
            <text:p>135.450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87232" calcext:value-type="float">
            <text:p>135.587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599424" calcext:value-type="float">
            <text:p>135.599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6336" calcext:value-type="float">
            <text:p>135.2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276336" calcext:value-type="float">
            <text:p>135.27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8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5.37692" calcext:value-type="float">
            <text:p>135.376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4.563104" calcext:value-type="float">
            <text:p>134.56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3.465824" calcext:value-type="float">
            <text:p>133.46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316728" calcext:value-type="float">
            <text:p>132.316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97856" calcext:value-type="float">
            <text:p>132.197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50596" calcext:value-type="float">
            <text:p>131.505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41452" calcext:value-type="float">
            <text:p>131.41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99736" calcext:value-type="float">
            <text:p>131.999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402" calcext:value-type="float">
            <text:p>131.140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1-0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55768" calcext:value-type="float">
            <text:p>132.255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2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5356" calcext:value-type="float">
            <text:p>131.35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2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210048" calcext:value-type="float">
            <text:p>132.210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18592" calcext:value-type="float">
            <text:p>131.1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1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920488" calcext:value-type="float">
            <text:p>131.920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975608" calcext:value-type="float">
            <text:p>130.97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10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661408" calcext:value-type="float">
            <text:p>131.661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74396" calcext:value-type="float">
            <text:p>130.74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9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167376" calcext:value-type="float">
            <text:p>132.167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237736" calcext:value-type="float">
            <text:p>131.23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7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89808" calcext:value-type="float">
            <text:p>130.28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7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381248" calcext:value-type="float">
            <text:p>130.38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6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75336" calcext:value-type="float">
            <text:p>129.7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5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8.963928" calcext:value-type="float">
            <text:p>128.96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4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20472" calcext:value-type="float">
            <text:p>129.2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3-0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29.546096" calcext:value-type="float">
            <text:p>129.54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2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341368" calcext:value-type="float">
            <text:p>131.34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10-0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201416" calcext:value-type="float">
            <text:p>130.20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09-12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0.509264" calcext:value-type="float">
            <text:p>130.50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09-11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060952" calcext:value-type="float">
            <text:p>131.06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09-10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1.73456" calcext:value-type="float">
            <text:p>131.7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09-09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4708" calcext:value-type="float">
            <text:p>132.847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5809303</text:p>
          </table:table-cell>
          <table:table-cell office:value-type="string" calcext:value-type="string">
            <text:p>2009-08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32.871464" calcext:value-type="float">
            <text:p>132.87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2246" meta:object-count="0"/>
    <meta:user-defined meta:name="AppVersion">3.0</meta:user-defined>
  </office:meta>
</office:document-meta>
</file>